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51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Benchmarks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>
            <text:p>DFS</text:p>
          </table:table-cell>
          <table:table-cell office:value-type="float" office:value="13.12">
            <text:p>13,12</text:p>
          </table:table-cell>
          <table:table-cell table:number-columns-repeated="3"/>
          <table:table-cell>
            <draw:frame table:end-cell-address="Benchmarks.M17" table:end-x="2.161cm" table:end-y="0.252cm" draw:z-index="0" draw:style-name="gr1" svg:width="15.833cm" svg:height="7.289cm" svg:x="2.135cm" svg:y="0.442cm">
              <draw:object draw:notify-on-update-of-ranges="Benchmarks.A1:Benchmarks.A1 Benchmarks.B1:Benchmarks.B1 Benchmarks.A2:Benchmarks.A2 Benchmarks.B2:Benchmarks.B2 Benchmarks.A3:Benchmarks.A3 Benchmarks.B3:Benchmarks.B3 Benchmarks.A4:Benchmarks.A4 Benchmarks.B4:Benchmarks.B4 Benchmarks.A5:Benchmarks.A5 Benchmarks.B5:Benchmarks.B5 Benchmarks.A6:Benchmarks.A6 Benchmarks.B6:Benchmarks.B6 Benchmarks.A7:Benchmarks.A7 Benchmarks.B7:Benchmarks.B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>
            <text:p>IDS_(+1)_10</text:p>
          </table:table-cell>
          <table:table-cell office:value-type="float" office:value="841.58">
            <text:p>841,58</text:p>
          </table:table-cell>
          <table:table-cell/>
          <table:table-cell office:value-type="string">
            <text:p>Permsort</text:p>
          </table:table-cell>
          <table:table-cell table:number-columns-repeated="3"/>
        </table:table-row>
        <table:table-row table:style-name="ro1">
          <table:table-cell office:value-type="string">
            <text:p>IDS(*2)_10</text:p>
          </table:table-cell>
          <table:table-cell office:value-type="float" office:value="32.77">
            <text:p>32,77</text:p>
          </table:table-cell>
          <table:table-cell table:number-columns-repeated="5"/>
        </table:table-row>
        <table:table-row table:style-name="ro1">
          <table:table-cell office:value-type="string">
            <text:p>eDFS</text:p>
          </table:table-cell>
          <table:table-cell office:value-type="float" office:value="38.48">
            <text:p>38,48</text:p>
          </table:table-cell>
          <table:table-cell table:number-columns-repeated="5"/>
        </table:table-row>
        <table:table-row table:style-name="ro1">
          <table:table-cell office:value-type="string">
            <text:p>eBFS</text:p>
          </table:table-cell>
          <table:table-cell office:value-type="float" office:value="66.82">
            <text:p>66,82</text:p>
          </table:table-cell>
          <table:table-cell table:number-columns-repeated="5"/>
        </table:table-row>
        <table:table-row table:style-name="ro1">
          <table:table-cell office:value-type="string">
            <text:p>eIDS_(+1)_10</text:p>
          </table:table-cell>
          <table:table-cell office:value-type="float" office:value="72.64">
            <text:p>72,64</text:p>
          </table:table-cell>
          <table:table-cell table:number-columns-repeated="5"/>
        </table:table-row>
        <table:table-row table:style-name="ro1">
          <table:table-cell office:value-type="string">
            <text:p>eIDS(*2)_10</text:p>
          </table:table-cell>
          <table:table-cell office:value-type="float" office:value="46.79">
            <text:p>46,7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FS</text:p>
          </table:table-cell>
          <table:table-cell office:value-type="float" office:value="0.1">
            <text:p>0,1</text:p>
          </table:table-cell>
          <table:table-cell table:number-columns-repeated="5"/>
        </table:table-row>
        <table:table-row table:style-name="ro1">
          <table:table-cell office:value-type="string">
            <text:p>IDS_(+1)_10</text:p>
          </table:table-cell>
          <table:table-cell office:value-type="float" office:value="660.08">
            <text:p>660,08</text:p>
          </table:table-cell>
          <table:table-cell/>
          <table:table-cell office:value-type="string">
            <text:p>Last</text:p>
          </table:table-cell>
          <table:table-cell table:number-columns-repeated="3"/>
        </table:table-row>
        <table:table-row table:style-name="ro1">
          <table:table-cell office:value-type="string">
            <text:p>IDS(*2)_10</text:p>
          </table:table-cell>
          <table:table-cell office:value-type="float" office:value="0.26">
            <text:p>0,26</text:p>
          </table:table-cell>
          <table:table-cell table:number-columns-repeated="5"/>
        </table:table-row>
        <table:table-row table:style-name="ro1">
          <table:table-cell office:value-type="string">
            <text:p>eDFS</text:p>
          </table:table-cell>
          <table:table-cell office:value-type="float" office:value="0.34">
            <text:p>0,34</text:p>
          </table:table-cell>
          <table:table-cell table:number-columns-repeated="5"/>
        </table:table-row>
        <table:table-row table:style-name="ro1">
          <table:table-cell office:value-type="string">
            <text:p>eBFS</text:p>
          </table:table-cell>
          <table:table-cell office:value-type="float" office:value="0.19">
            <text:p>0,19</text:p>
          </table:table-cell>
          <table:table-cell table:number-columns-repeated="5"/>
        </table:table-row>
        <table:table-row table:style-name="ro1">
          <table:table-cell office:value-type="string">
            <text:p>eIDS_(+1)_10</text:p>
          </table:table-cell>
          <table:table-cell office:value-type="float" office:value="6.59">
            <text:p>6,59</text:p>
          </table:table-cell>
          <table:table-cell table:number-columns-repeated="5"/>
        </table:table-row>
        <table:table-row table:style-name="ro1">
          <table:table-cell office:value-type="string">
            <text:p>eIDS(*2)_10</text:p>
          </table:table-cell>
          <table:table-cell office:value-type="float" office:value="0.39">
            <text:p>0,3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FS</text:p>
          </table:table-cell>
          <table:table-cell office:value-type="float" office:value="0.67">
            <text:p>0,67</text:p>
          </table:table-cell>
          <table:table-cell table:number-columns-repeated="5"/>
        </table:table-row>
        <table:table-row table:style-name="ro1">
          <table:table-cell office:value-type="string">
            <text:p>IDS_(+1)_10</text:p>
          </table:table-cell>
          <table:table-cell office:value-type="float" office:value="561.45">
            <text:p>561,45</text:p>
          </table:table-cell>
          <table:table-cell/>
          <table:table-cell office:value-type="string">
            <text:p>Half</text:p>
          </table:table-cell>
          <table:table-cell table:number-columns-repeated="2"/>
          <table:table-cell>
            <draw:frame table:end-cell-address="Benchmarks.N34" table:end-x="0.03cm" table:end-y="0.123cm" draw:z-index="1" draw:style-name="gr1" svg:width="15.833cm" svg:height="7.289cm" svg:x="0.003cm" svg:y="0.313cm">
              <draw:object draw:notify-on-update-of-ranges="Benchmarks.A9:Benchmarks.A9 Benchmarks.B9:Benchmarks.B9 Benchmarks.A10:Benchmarks.A10 Benchmarks.B10:Benchmarks.B10 Benchmarks.A11:Benchmarks.A11 Benchmarks.B11:Benchmarks.B11 Benchmarks.A12:Benchmarks.A12 Benchmarks.B12:Benchmarks.B12 Benchmarks.A13:Benchmarks.A13 Benchmarks.B13:Benchmarks.B13 Benchmarks.A14:Benchmarks.A14 Benchmarks.B14:Benchmarks.B14 Benchmarks.A15:Benchmarks.A15 Benchmarks.B15:Benchmarks.B1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IDS(*2)_10</text:p>
          </table:table-cell>
          <table:table-cell office:value-type="float" office:value="1.62">
            <text:p>1,62</text:p>
          </table:table-cell>
          <table:table-cell table:number-columns-repeated="5"/>
        </table:table-row>
        <table:table-row table:style-name="ro1">
          <table:table-cell office:value-type="string">
            <text:p>eDFS</text:p>
          </table:table-cell>
          <table:table-cell office:value-type="float" office:value="1.43">
            <text:p>1,43</text:p>
          </table:table-cell>
          <table:table-cell table:number-columns-repeated="5"/>
        </table:table-row>
        <table:table-row table:style-name="ro1">
          <table:table-cell office:value-type="string">
            <text:p>eBFS</text:p>
          </table:table-cell>
          <table:table-cell office:value-type="float" office:value="1.22">
            <text:p>1,22</text:p>
          </table:table-cell>
          <table:table-cell table:number-columns-repeated="5"/>
        </table:table-row>
        <table:table-row table:style-name="ro1">
          <table:table-cell office:value-type="string">
            <text:p>eIDS_(+1)_10</text:p>
          </table:table-cell>
          <table:table-cell office:value-type="float" office:value="1.86">
            <text:p>1,86</text:p>
          </table:table-cell>
          <table:table-cell table:number-columns-repeated="5"/>
        </table:table-row>
        <table:table-row table:style-name="ro1">
          <table:table-cell office:value-type="string">
            <text:p>eIDS(*2)_10</text:p>
          </table:table-cell>
          <table:table-cell office:value-type="float" office:value="1.71">
            <text:p>1,71</text:p>
          </table:table-cell>
          <table:table-cell table:number-columns-repeated="5"/>
        </table:table-row>
        <table:table-row table:style-name="ro1" table:number-rows-repeated="11">
          <table:table-cell table:number-columns-repeated="7"/>
        </table:table-row>
        <table:table-row table:style-name="ro1">
          <table:table-cell table:number-columns-repeated="5"/>
          <table:table-cell>
            <draw:frame table:end-cell-address="Benchmarks.M51" table:end-x="2.237cm" table:end-y="0.226cm" draw:z-index="2" draw:style-name="gr1" svg:width="15.833cm" svg:height="7.289cm" svg:x="2.211cm" svg:y="0.416cm">
              <draw:object draw:notify-on-update-of-ranges="Benchmarks.A17:Benchmarks.A17 Benchmarks.B17:Benchmarks.B17 Benchmarks.A18:Benchmarks.A18 Benchmarks.B18:Benchmarks.B18 Benchmarks.A19:Benchmarks.A19 Benchmarks.B19:Benchmarks.B19 Benchmarks.A20:Benchmarks.A20 Benchmarks.B20:Benchmarks.B20 Benchmarks.A21:Benchmarks.A21 Benchmarks.B21:Benchmarks.B21 Benchmarks.A22:Benchmarks.A22 Benchmarks.B22:Benchmarks.B22 Benchmarks.A23:Benchmarks.A23 Benchmarks.B23:Benchmarks.B2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6">26.01.2012</text:date>, <text:time>17:51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jörn Peemöller</meta:initial-creator>
    <meta:creation-date>2011-04-30T14:19:08</meta:creation-date>
    <dc:date>2012-01-26T17:51:56</dc:date>
    <meta:editing-duration>PT3H25M53S</meta:editing-duration>
    <meta:editing-cycles>13</meta:editing-cycles>
    <meta:generator>LibreOffice/3.4$Linux LibreOffice_project/340m1$Build-302</meta:generator>
    <meta:document-statistic meta:table-count="1" meta:cell-count="4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fill-color="#004586"/>
      <style:text-properties fo:font-size="10pt" style:font-size-asian="6pt" style:font-size-complex="6pt"/>
    </style:style>
    <style:style style:name="ch9" style:family="chart" style:data-style-name="N0">
      <style:chart-properties chart:data-label-number="value" chart:data-label-text="false" chart:data-label-symbol="false"/>
      <style:graphic-properties draw:fill-color="#ff420e"/>
      <style:text-properties fo:font-size="10pt" style:font-size-asian="6pt" style:font-size-complex="6pt"/>
    </style:style>
    <style:style style:name="ch10" style:family="chart" style:data-style-name="N0">
      <style:chart-properties chart:data-label-number="value" chart:data-label-text="false" chart:data-label-symbol="false"/>
      <style:graphic-properties draw:fill-color="#ffd320"/>
      <style:text-properties fo:font-size="10pt" style:font-size-asian="6pt" style:font-size-complex="6pt"/>
    </style:style>
    <style:style style:name="ch11" style:family="chart" style:data-style-name="N0">
      <style:chart-properties chart:data-label-number="value" chart:data-label-text="false" chart:data-label-symbol="false"/>
      <style:graphic-properties draw:fill-color="#579d1c"/>
      <style:text-properties fo:font-size="10pt" style:font-size-asian="10pt" style:font-size-complex="10pt"/>
    </style:style>
    <style:style style:name="ch12" style:family="chart" style:data-style-name="N0">
      <style:chart-properties chart:data-label-number="value" chart:data-label-text="false" chart:data-label-symbol="false"/>
      <style:graphic-properties draw:fill-color="#7e0021"/>
      <style:text-properties fo:font-size="10pt" style:font-size-asian="10pt" style:font-size-complex="10pt"/>
    </style:style>
    <style:style style:name="ch13" style:family="chart" style:data-style-name="N0">
      <style:chart-properties chart:data-label-number="value" chart:data-label-text="false" chart:data-label-symbol="false"/>
      <style:graphic-properties draw:fill-color="#83caff"/>
      <style:text-properties fo:font-size="10pt" style:font-size-asian="10pt" style:font-size-complex="10pt"/>
    </style:style>
    <style:style style:name="ch14" style:family="chart" style:data-style-name="N0">
      <style:chart-properties chart:data-label-number="value" chart:data-label-text="false" chart:data-label-symbol="false"/>
      <style:graphic-properties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834cm" svg:height="7.29cm" xlink:href=".." xlink:type="simple" chart:class="chart:bar" chart:style-name="ch1">
        <chart:legend chart:legend-position="end" svg:x="12.478cm" svg:y="1.596cm" style:legend-expansion="high" chart:style-name="ch2"/>
        <chart:plot-area chart:style-name="ch3" table:cell-range-address="Benchmarks.A1:Benchmarks.B7" chart:data-source-has-labels="column" svg:x="1.491cm" svg:y="0.715cm" svg:width="10.356cm" svg:height="6.01cm">
          <chartooo:coordinate-region svg:x="2.405cm" svg:y="0.951cm" svg:width="9.442cm" svg:height="5.539cm"/>
          <chart:axis chart:dimension="x" chart:name="primary-x" chart:style-name="ch4"/>
          <chart:axis chart:dimension="y" chart:name="primary-y" chart:style-name="ch5">
            <chart:title svg:x="0.451cm" svg:y="5.591cm" chart:style-name="ch6">
              <text:p>Runtime in seconds</text:p>
            </chart:title>
            <chart:grid chart:style-name="ch7" chart:class="major"/>
          </chart:axis>
          <chart:series chart:style-name="ch8" chart:values-cell-range-address="Benchmarks.B1:Benchmarks.B1" chart:label-cell-address="Benchmarks.A1:Benchmarks.A1" chart:class="chart:bar">
            <chart:data-point/>
          </chart:series>
          <chart:series chart:style-name="ch9" chart:values-cell-range-address="Benchmarks.B2:Benchmarks.B2" chart:label-cell-address="Benchmarks.A2:Benchmarks.A2" chart:class="chart:bar">
            <chart:data-point/>
          </chart:series>
          <chart:series chart:style-name="ch10" chart:values-cell-range-address="Benchmarks.B3:Benchmarks.B3" chart:label-cell-address="Benchmarks.A3:Benchmarks.A3" chart:class="chart:bar">
            <chart:data-point/>
          </chart:series>
          <chart:series chart:style-name="ch11" chart:values-cell-range-address="Benchmarks.B4:Benchmarks.B4" chart:label-cell-address="Benchmarks.A4:Benchmarks.A4" chart:class="chart:bar">
            <chart:data-point/>
          </chart:series>
          <chart:series chart:style-name="ch12" chart:values-cell-range-address="Benchmarks.B5:Benchmarks.B5" chart:label-cell-address="Benchmarks.A5:Benchmarks.A5" chart:class="chart:bar">
            <chart:data-point/>
          </chart:series>
          <chart:series chart:style-name="ch13" chart:values-cell-range-address="Benchmarks.B6:Benchmarks.B6" chart:label-cell-address="Benchmarks.A6:Benchmarks.A6" chart:class="chart:bar">
            <chart:data-point/>
          </chart:series>
          <chart:series chart:style-name="ch14" chart:values-cell-range-address="Benchmarks.B7:Benchmarks.B7" chart:label-cell-address="Benchmarks.A7:Benchmarks.A7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DFS</text:p>
                <draw:g>
                  <svg:desc>Benchmarks.A1:Benchmarks.A1</svg:desc>
                </draw:g>
              </table:table-cell>
              <table:table-cell office:value-type="float" office:value="13.12">
                <text:p>13.12</text:p>
                <draw:g>
                  <svg:desc>Benchmarks.B1:Benchmarks.B1</svg:desc>
                </draw:g>
              </table:table-cell>
            </table:table-row>
            <table:table-row>
              <table:table-cell office:value-type="string">
                <text:p>IDS_(+1)_10</text:p>
                <draw:g>
                  <svg:desc>Benchmarks.A2:Benchmarks.A2</svg:desc>
                </draw:g>
              </table:table-cell>
              <table:table-cell office:value-type="float" office:value="841.58">
                <text:p>841.58</text:p>
                <draw:g>
                  <svg:desc>Benchmarks.B2:Benchmarks.B2</svg:desc>
                </draw:g>
              </table:table-cell>
            </table:table-row>
            <table:table-row>
              <table:table-cell office:value-type="string">
                <text:p>IDS(*2)_10</text:p>
                <draw:g>
                  <svg:desc>Benchmarks.A3:Benchmarks.A3</svg:desc>
                </draw:g>
              </table:table-cell>
              <table:table-cell office:value-type="float" office:value="32.77">
                <text:p>32.77</text:p>
                <draw:g>
                  <svg:desc>Benchmarks.B3:Benchmarks.B3</svg:desc>
                </draw:g>
              </table:table-cell>
            </table:table-row>
            <table:table-row>
              <table:table-cell office:value-type="string">
                <text:p>eDFS</text:p>
                <draw:g>
                  <svg:desc>Benchmarks.A4:Benchmarks.A4</svg:desc>
                </draw:g>
              </table:table-cell>
              <table:table-cell office:value-type="float" office:value="38.48">
                <text:p>38.48</text:p>
                <draw:g>
                  <svg:desc>Benchmarks.B4:Benchmarks.B4</svg:desc>
                </draw:g>
              </table:table-cell>
            </table:table-row>
            <table:table-row>
              <table:table-cell office:value-type="string">
                <text:p>eBFS</text:p>
                <draw:g>
                  <svg:desc>Benchmarks.A5:Benchmarks.A5</svg:desc>
                </draw:g>
              </table:table-cell>
              <table:table-cell office:value-type="float" office:value="66.82">
                <text:p>66.82</text:p>
                <draw:g>
                  <svg:desc>Benchmarks.B5:Benchmarks.B5</svg:desc>
                </draw:g>
              </table:table-cell>
            </table:table-row>
            <table:table-row>
              <table:table-cell office:value-type="string">
                <text:p>eIDS_(+1)_10</text:p>
                <draw:g>
                  <svg:desc>Benchmarks.A6:Benchmarks.A6</svg:desc>
                </draw:g>
              </table:table-cell>
              <table:table-cell office:value-type="float" office:value="72.64">
                <text:p>72.64</text:p>
                <draw:g>
                  <svg:desc>Benchmarks.B6:Benchmarks.B6</svg:desc>
                </draw:g>
              </table:table-cell>
            </table:table-row>
            <table:table-row>
              <table:table-cell office:value-type="string">
                <text:p>eIDS(*2)_10</text:p>
                <draw:g>
                  <svg:desc>Benchmarks.A7:Benchmarks.A7</svg:desc>
                </draw:g>
              </table:table-cell>
              <table:table-cell office:value-type="float" office:value="46.79">
                <text:p>46.79</text:p>
                <draw:g>
                  <svg:desc>Benchmarks.B7:Benchmarks.B7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aximum="1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fill-color="#004586"/>
      <style:text-properties fo:font-size="10pt" style:font-size-asian="6pt" style:font-size-complex="6pt"/>
    </style:style>
    <style:style style:name="ch9" style:family="chart" style:data-style-name="N0">
      <style:chart-properties chart:data-label-number="value" chart:data-label-text="false" chart:data-label-symbol="false"/>
      <style:graphic-properties draw:fill-color="#ff420e"/>
      <style:text-properties fo:font-size="10pt" style:font-size-asian="6pt" style:font-size-complex="6pt"/>
    </style:style>
    <style:style style:name="ch10" style:family="chart" style:data-style-name="N0">
      <style:chart-properties chart:data-label-number="value" chart:data-label-text="false" chart:data-label-symbol="false"/>
      <style:graphic-properties draw:fill-color="#ffd320"/>
      <style:text-properties fo:font-size="10pt" style:font-size-asian="6pt" style:font-size-complex="6pt"/>
    </style:style>
    <style:style style:name="ch11" style:family="chart" style:data-style-name="N0">
      <style:chart-properties chart:data-label-number="value" chart:data-label-text="false" chart:data-label-symbol="false"/>
      <style:graphic-properties draw:fill-color="#579d1c"/>
      <style:text-properties fo:font-size="10pt" style:font-size-asian="10pt" style:font-size-complex="10pt"/>
    </style:style>
    <style:style style:name="ch12" style:family="chart" style:data-style-name="N0">
      <style:chart-properties chart:data-label-number="value" chart:data-label-text="false" chart:data-label-symbol="false"/>
      <style:graphic-properties draw:fill-color="#7e0021"/>
      <style:text-properties fo:font-size="10pt" style:font-size-asian="10pt" style:font-size-complex="10pt"/>
    </style:style>
    <style:style style:name="ch13" style:family="chart" style:data-style-name="N0">
      <style:chart-properties chart:data-label-number="value" chart:data-label-text="false" chart:data-label-symbol="false"/>
      <style:graphic-properties draw:fill-color="#83caff"/>
      <style:text-properties fo:font-size="10pt" style:font-size-asian="10pt" style:font-size-complex="10pt"/>
    </style:style>
    <style:style style:name="ch14" style:family="chart" style:data-style-name="N0">
      <style:chart-properties chart:data-label-number="value" chart:data-label-text="false" chart:data-label-symbol="false"/>
      <style:graphic-properties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834cm" svg:height="7.29cm" xlink:href=".." xlink:type="simple" chart:class="chart:bar" chart:style-name="ch1">
        <chart:legend chart:legend-position="end" svg:x="12.478cm" svg:y="1.596cm" style:legend-expansion="high" chart:style-name="ch2"/>
        <chart:plot-area chart:style-name="ch3" table:cell-range-address="Benchmarks.A9:Benchmarks.B15" chart:data-source-has-labels="column" svg:x="1.491cm" svg:y="0.715cm" svg:width="10.356cm" svg:height="6.01cm">
          <chartooo:coordinate-region svg:x="2.185cm" svg:y="0.952cm" svg:width="9.662cm" svg:height="5.538cm"/>
          <chart:axis chart:dimension="x" chart:name="primary-x" chart:style-name="ch4"/>
          <chart:axis chart:dimension="y" chart:name="primary-y" chart:style-name="ch5">
            <chart:title svg:x="0.451cm" svg:y="5.591cm" chart:style-name="ch6">
              <text:p>Runtime in seconds</text:p>
            </chart:title>
            <chart:grid chart:style-name="ch7" chart:class="major"/>
          </chart:axis>
          <chart:series chart:style-name="ch8" chart:values-cell-range-address="Benchmarks.B9:Benchmarks.B9" chart:label-cell-address="Benchmarks.A9:Benchmarks.A9" chart:class="chart:bar">
            <chart:data-point/>
          </chart:series>
          <chart:series chart:style-name="ch9" chart:values-cell-range-address="Benchmarks.B10:Benchmarks.B10" chart:label-cell-address="Benchmarks.A10:Benchmarks.A10" chart:class="chart:bar">
            <chart:data-point/>
          </chart:series>
          <chart:series chart:style-name="ch10" chart:values-cell-range-address="Benchmarks.B11:Benchmarks.B11" chart:label-cell-address="Benchmarks.A11:Benchmarks.A11" chart:class="chart:bar">
            <chart:data-point/>
          </chart:series>
          <chart:series chart:style-name="ch11" chart:values-cell-range-address="Benchmarks.B12:Benchmarks.B12" chart:label-cell-address="Benchmarks.A12:Benchmarks.A12" chart:class="chart:bar">
            <chart:data-point/>
          </chart:series>
          <chart:series chart:style-name="ch12" chart:values-cell-range-address="Benchmarks.B13:Benchmarks.B13" chart:label-cell-address="Benchmarks.A13:Benchmarks.A13" chart:class="chart:bar">
            <chart:data-point/>
          </chart:series>
          <chart:series chart:style-name="ch13" chart:values-cell-range-address="Benchmarks.B14:Benchmarks.B14" chart:label-cell-address="Benchmarks.A14:Benchmarks.A14" chart:class="chart:bar">
            <chart:data-point/>
          </chart:series>
          <chart:series chart:style-name="ch14" chart:values-cell-range-address="Benchmarks.B15:Benchmarks.B15" chart:label-cell-address="Benchmarks.A15:Benchmarks.A15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DFS</text:p>
                <draw:g>
                  <svg:desc>Benchmarks.A9:Benchmarks.A9</svg:desc>
                </draw:g>
              </table:table-cell>
              <table:table-cell office:value-type="float" office:value="0.1">
                <text:p>0.1</text:p>
                <draw:g>
                  <svg:desc>Benchmarks.B9:Benchmarks.B9</svg:desc>
                </draw:g>
              </table:table-cell>
            </table:table-row>
            <table:table-row>
              <table:table-cell office:value-type="string">
                <text:p>IDS_(+1)_10</text:p>
                <draw:g>
                  <svg:desc>Benchmarks.A10:Benchmarks.A10</svg:desc>
                </draw:g>
              </table:table-cell>
              <table:table-cell office:value-type="float" office:value="660.08">
                <text:p>660.08</text:p>
                <draw:g>
                  <svg:desc>Benchmarks.B10:Benchmarks.B10</svg:desc>
                </draw:g>
              </table:table-cell>
            </table:table-row>
            <table:table-row>
              <table:table-cell office:value-type="string">
                <text:p>IDS(*2)_10</text:p>
                <draw:g>
                  <svg:desc>Benchmarks.A11:Benchmarks.A11</svg:desc>
                </draw:g>
              </table:table-cell>
              <table:table-cell office:value-type="float" office:value="0.26">
                <text:p>0.26</text:p>
                <draw:g>
                  <svg:desc>Benchmarks.B11:Benchmarks.B11</svg:desc>
                </draw:g>
              </table:table-cell>
            </table:table-row>
            <table:table-row>
              <table:table-cell office:value-type="string">
                <text:p>eDFS</text:p>
                <draw:g>
                  <svg:desc>Benchmarks.A12:Benchmarks.A12</svg:desc>
                </draw:g>
              </table:table-cell>
              <table:table-cell office:value-type="float" office:value="0.34">
                <text:p>0.34</text:p>
                <draw:g>
                  <svg:desc>Benchmarks.B12:Benchmarks.B12</svg:desc>
                </draw:g>
              </table:table-cell>
            </table:table-row>
            <table:table-row>
              <table:table-cell office:value-type="string">
                <text:p>eBFS</text:p>
                <draw:g>
                  <svg:desc>Benchmarks.A13:Benchmarks.A13</svg:desc>
                </draw:g>
              </table:table-cell>
              <table:table-cell office:value-type="float" office:value="0.19">
                <text:p>0.19</text:p>
                <draw:g>
                  <svg:desc>Benchmarks.B13:Benchmarks.B13</svg:desc>
                </draw:g>
              </table:table-cell>
            </table:table-row>
            <table:table-row>
              <table:table-cell office:value-type="string">
                <text:p>eIDS_(+1)_10</text:p>
                <draw:g>
                  <svg:desc>Benchmarks.A14:Benchmarks.A14</svg:desc>
                </draw:g>
              </table:table-cell>
              <table:table-cell office:value-type="float" office:value="6.59">
                <text:p>6.59</text:p>
                <draw:g>
                  <svg:desc>Benchmarks.B14:Benchmarks.B14</svg:desc>
                </draw:g>
              </table:table-cell>
            </table:table-row>
            <table:table-row>
              <table:table-cell office:value-type="string">
                <text:p>eIDS(*2)_10</text:p>
                <draw:g>
                  <svg:desc>Benchmarks.A15:Benchmarks.A15</svg:desc>
                </draw:g>
              </table:table-cell>
              <table:table-cell office:value-type="float" office:value="0.39">
                <text:p>0.39</text:p>
                <draw:g>
                  <svg:desc>Benchmarks.B15:Benchmarks.B15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3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aximum="1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fill-color="#004586"/>
      <style:text-properties fo:font-size="10pt" style:font-size-asian="6pt" style:font-size-complex="6pt"/>
    </style:style>
    <style:style style:name="ch9" style:family="chart" style:data-style-name="N0">
      <style:chart-properties chart:data-label-number="value" chart:data-label-text="false" chart:data-label-symbol="false"/>
      <style:graphic-properties draw:fill-color="#ff420e"/>
      <style:text-properties fo:font-size="10pt" style:font-size-asian="6pt" style:font-size-complex="6pt"/>
    </style:style>
    <style:style style:name="ch10" style:family="chart" style:data-style-name="N0">
      <style:chart-properties chart:data-label-number="value" chart:data-label-text="false" chart:data-label-symbol="false"/>
      <style:graphic-properties draw:fill-color="#ffd320"/>
      <style:text-properties fo:font-size="10pt" style:font-size-asian="6pt" style:font-size-complex="6pt"/>
    </style:style>
    <style:style style:name="ch11" style:family="chart" style:data-style-name="N0">
      <style:chart-properties chart:data-label-number="value" chart:data-label-text="false" chart:data-label-symbol="false"/>
      <style:graphic-properties draw:fill-color="#579d1c"/>
      <style:text-properties fo:font-size="10pt" style:font-size-asian="10pt" style:font-size-complex="10pt"/>
    </style:style>
    <style:style style:name="ch12" style:family="chart" style:data-style-name="N0">
      <style:chart-properties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data-label-number="value" chart:data-label-text="false" chart:data-label-symbol="false"/>
      <style:graphic-properties draw:fill-color="#83caff"/>
      <style:text-properties fo:font-size="10pt" style:font-size-asian="10pt" style:font-size-complex="10pt"/>
    </style:style>
    <style:style style:name="ch14" style:family="chart" style:data-style-name="N0">
      <style:chart-properties chart:data-label-number="value" chart:data-label-text="false" chart:data-label-symbol="false"/>
      <style:graphic-properties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834cm" svg:height="7.29cm" xlink:href=".." xlink:type="simple" chart:class="chart:bar" chart:style-name="ch1">
        <chart:legend chart:legend-position="end" svg:x="12.478cm" svg:y="1.596cm" style:legend-expansion="high" chart:style-name="ch2"/>
        <chart:plot-area chart:style-name="ch3" table:cell-range-address="Benchmarks.A17:Benchmarks.B23" chart:data-source-has-labels="column" svg:x="1.491cm" svg:y="0.715cm" svg:width="10.356cm" svg:height="6.01cm">
          <chartooo:coordinate-region svg:x="2.185cm" svg:y="0.952cm" svg:width="9.662cm" svg:height="5.538cm"/>
          <chart:axis chart:dimension="x" chart:name="primary-x" chart:style-name="ch4"/>
          <chart:axis chart:dimension="y" chart:name="primary-y" chart:style-name="ch5">
            <chart:title svg:x="0.451cm" svg:y="5.591cm" chart:style-name="ch6">
              <text:p>Runtime in seconds</text:p>
            </chart:title>
            <chart:grid chart:style-name="ch7" chart:class="major"/>
          </chart:axis>
          <chart:series chart:style-name="ch8" chart:values-cell-range-address="Benchmarks.B17:Benchmarks.B17" chart:label-cell-address="Benchmarks.A17:Benchmarks.A17" chart:class="chart:bar">
            <chart:data-point/>
          </chart:series>
          <chart:series chart:style-name="ch9" chart:values-cell-range-address="Benchmarks.B18:Benchmarks.B18" chart:label-cell-address="Benchmarks.A18:Benchmarks.A18" chart:class="chart:bar">
            <chart:data-point/>
          </chart:series>
          <chart:series chart:style-name="ch10" chart:values-cell-range-address="Benchmarks.B19:Benchmarks.B19" chart:label-cell-address="Benchmarks.A19:Benchmarks.A19" chart:class="chart:bar">
            <chart:data-point/>
          </chart:series>
          <chart:series chart:style-name="ch11" chart:values-cell-range-address="Benchmarks.B20:Benchmarks.B20" chart:label-cell-address="Benchmarks.A20:Benchmarks.A20" chart:class="chart:bar">
            <chart:data-point/>
          </chart:series>
          <chart:series chart:style-name="ch12" chart:values-cell-range-address="Benchmarks.B21:Benchmarks.B21" chart:label-cell-address="Benchmarks.A21:Benchmarks.A21" chart:class="chart:bar">
            <chart:data-point/>
          </chart:series>
          <chart:series chart:style-name="ch13" chart:values-cell-range-address="Benchmarks.B22:Benchmarks.B22" chart:label-cell-address="Benchmarks.A22:Benchmarks.A22" chart:class="chart:bar">
            <chart:data-point/>
          </chart:series>
          <chart:series chart:style-name="ch14" chart:values-cell-range-address="Benchmarks.B23:Benchmarks.B23" chart:label-cell-address="Benchmarks.A23:Benchmarks.A23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DFS</text:p>
                <draw:g>
                  <svg:desc>Benchmarks.A17:Benchmarks.A17</svg:desc>
                </draw:g>
              </table:table-cell>
              <table:table-cell office:value-type="float" office:value="0.67">
                <text:p>0.67</text:p>
                <draw:g>
                  <svg:desc>Benchmarks.B17:Benchmarks.B17</svg:desc>
                </draw:g>
              </table:table-cell>
            </table:table-row>
            <table:table-row>
              <table:table-cell office:value-type="string">
                <text:p>IDS_(+1)_10</text:p>
                <draw:g>
                  <svg:desc>Benchmarks.A18:Benchmarks.A18</svg:desc>
                </draw:g>
              </table:table-cell>
              <table:table-cell office:value-type="float" office:value="561.45">
                <text:p>561.45</text:p>
                <draw:g>
                  <svg:desc>Benchmarks.B18:Benchmarks.B18</svg:desc>
                </draw:g>
              </table:table-cell>
            </table:table-row>
            <table:table-row>
              <table:table-cell office:value-type="string">
                <text:p>IDS(*2)_10</text:p>
                <draw:g>
                  <svg:desc>Benchmarks.A19:Benchmarks.A19</svg:desc>
                </draw:g>
              </table:table-cell>
              <table:table-cell office:value-type="float" office:value="1.62">
                <text:p>1.62</text:p>
                <draw:g>
                  <svg:desc>Benchmarks.B19:Benchmarks.B19</svg:desc>
                </draw:g>
              </table:table-cell>
            </table:table-row>
            <table:table-row>
              <table:table-cell office:value-type="string">
                <text:p>eDFS</text:p>
                <draw:g>
                  <svg:desc>Benchmarks.A20:Benchmarks.A20</svg:desc>
                </draw:g>
              </table:table-cell>
              <table:table-cell office:value-type="float" office:value="1.43">
                <text:p>1.43</text:p>
                <draw:g>
                  <svg:desc>Benchmarks.B20:Benchmarks.B20</svg:desc>
                </draw:g>
              </table:table-cell>
            </table:table-row>
            <table:table-row>
              <table:table-cell office:value-type="string">
                <text:p>eBFS</text:p>
                <draw:g>
                  <svg:desc>Benchmarks.A21:Benchmarks.A21</svg:desc>
                </draw:g>
              </table:table-cell>
              <table:table-cell office:value-type="float" office:value="1.22">
                <text:p>1.22</text:p>
                <draw:g>
                  <svg:desc>Benchmarks.B21:Benchmarks.B21</svg:desc>
                </draw:g>
              </table:table-cell>
            </table:table-row>
            <table:table-row>
              <table:table-cell office:value-type="string">
                <text:p>eIDS_(+1)_10</text:p>
                <draw:g>
                  <svg:desc>Benchmarks.A22:Benchmarks.A22</svg:desc>
                </draw:g>
              </table:table-cell>
              <table:table-cell office:value-type="float" office:value="1.86">
                <text:p>1.86</text:p>
                <draw:g>
                  <svg:desc>Benchmarks.B22:Benchmarks.B22</svg:desc>
                </draw:g>
              </table:table-cell>
            </table:table-row>
            <table:table-row>
              <table:table-cell office:value-type="string">
                <text:p>eIDS(*2)_10</text:p>
                <draw:g>
                  <svg:desc>Benchmarks.A23:Benchmarks.A23</svg:desc>
                </draw:g>
              </table:table-cell>
              <table:table-cell office:value-type="float" office:value="1.71">
                <text:p>1.71</text:p>
                <draw:g>
                  <svg:desc>Benchmarks.B23:Benchmarks.B23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3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